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f0450" officeooo:paragraph-rsid="000f0450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Times New Roman" officeooo:rsid="000f0450" officeooo:paragraph-rsid="000f0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овый документ.</text:p>
      <text:p text:style-name="P2"/>
      <text:p text:style-name="P2">Здесь просто текст. Обычный текст. [krit_h.num;block=tbs:row;sub1=krit;]</text:p>
      <text:p text:style-name="P2"/>
      <text:p text:style-name="P2">Это новый абзац. Вот.</text:p>
      <text:p text:style-name="P2"/>
      <text:p text:style-name="P2">Меню:</text:p>
      <text:p text:style-name="P2">[sub1.name_of_test;block=tbs:row+tbs:row;magnet=tbs:row]</text:p>
      <text:p text:style-name="P2"/>
      <text:p text:style-name="P2">Дата:</text:p>
      <text:p text:style-name="P2">[onshow.id_20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1:23:51.933655514</meta:creation-date>
    <dc:date>2019-10-22T11:27:01.094199488</dc:date>
    <meta:editing-duration>PT3M9S</meta:editing-duration>
    <meta:editing-cycles>1</meta:editing-cycles>
    <meta:document-statistic meta:table-count="0" meta:image-count="0" meta:object-count="0" meta:page-count="1" meta:paragraph-count="7" meta:word-count="16" meta:character-count="191" meta:non-whitespace-character-count="182"/>
    <meta:generator>LibreOffice/6.2.6.2$Linux_X86_64 LibreOffice_project/20$Build-2</meta:generator>
  </office:meta>
</office:document-meta>
</file>